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writing-mode="lr-tb"/>
      <style:text-properties fo:font-size="13pt" officeooo:paragraph-rsid="001f0e8a" style:font-size-asian="13pt" style:font-size-complex="13pt"/>
    </style:style>
    <style:style style:name="P2" style:family="paragraph" style:parent-style-name="Standard">
      <style:paragraph-properties fo:margin-left="0cm" fo:margin-right="0cm" fo:text-indent="0cm" style:auto-text-indent="false" style:writing-mode="lr-tb"/>
      <style:text-properties fo:font-size="12pt" style:font-size-asian="12pt" style:font-size-complex="12pt"/>
    </style:style>
    <style:style style:name="P3" style:family="paragraph" style:parent-style-name="Standard">
      <style:paragraph-properties fo:margin-left="0cm" fo:margin-right="0cm" fo:text-indent="0cm" style:auto-text-indent="false" style:writing-mode="lr-tb"/>
      <style:text-properties fo:font-size="12pt" officeooo:paragraph-rsid="001f0e8a" style:font-size-asian="12pt" style:font-size-complex="12pt"/>
    </style:style>
    <style:style style:name="P4" style:family="paragraph" style:parent-style-name="Standard">
      <style:paragraph-properties fo:margin-left="0cm" fo:margin-right="0cm" fo:text-indent="0cm" style:auto-text-indent="false" style:writing-mode="lr-tb"/>
      <style:text-properties fo:font-size="12pt" officeooo:paragraph-rsid="002008b1"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ピーター・ティールがスタンフォード大学で行った伝説の講義「Zero to One」</text:p>
      <text:p text:style-name="P2"/>
      <text:p text:style-name="P3">ピーター・ティールがスタンフォード大学で行った伝説の講義「Zero to One」が、現在の生成AI時代において「数千万払ってMBAを取得するよりも圧倒的に価値がある」と再び脚光を浴びています。 <text:a xlink:type="simple" xlink:href="https://x.com/Founder_Mode_/status/2039765383230468122/video/1" text:style-name="Internet_20_link" text:visited-style-name="Visited_20_Internet_20_Link">https://x.com/Founder_Mode_/status/2039765383230468122/video/1</text:a> 既存のビジネスプロセスを最適化するだけの知識はAIによって急速に陳腐化しており、すべての起業家・AI開発者にとって必見の50分間です。 この講義の主なポイントをまとめました<draw:frame draw:style-name="fr1" draw:name="画像1" text:anchor-type="as-char" svg:width="2cm" svg:height="1cm" draw:z-index="0"><draw:image xlink:href="https://abs-0.twimg.com/emoji/v2/svg/1f447.svg" xlink:type="simple" xlink:show="embed" xlink:actuate="onLoad"/><svg:title>👇</svg:title></draw:frame></text:p>
      <text:p text:style-name="P3"/>
      <text:p text:style-name="P3">1. 「1からN」の完全なコモディティ化 既存のモデルを改善・拡張する「1からN」の競争は、高度なAIエージェントの登場により限界費用ゼロで実行可能になりつつあります。既存業務の最適化や効率化の領域では、人間がAIの処理速度とコストに勝つことはもはや不可能です。</text:p>
      <text:p text:style-name="P3"/>
      <text:p text:style-name="P3"><text:s/>2. 「競争」の否定と「独占」の追求 競争が激しい市場で戦うことは、利益を削り合うだけの無意味な消耗戦です。AI時代における唯一の生存戦略は、まだ誰も解いていない独自の課題を見つけ、テクノロジーを用いて圧倒的な「独占」を築き上げる「0から1」の創出にあります。</text:p>
      <text:p text:style-name="P3"/>
      <text:p text:style-name="P3"><text:s/>3. プロダクトと流通の不可分性 いくら優れたAIモデルやプロダクトを開発しても、それを市場に届ける強力な流通チャネル（ディストリビューション）がなければ無価値になります。技術的な優位性だけでなく、ビジネスモデル全体での独占を初期段階から設計する必要があります。 </text:p>
      <text:p text:style-name="P3"/>
      <text:p text:style-name="P3">AIを使って「既存の業務をどう効率化するか」という視点から抜け出し、「AIを前提とした全く新しい市場をどう独占するか」へと思考を根本から切り替えるフェーズに入っています。まずはこの50分の動画を視聴し、自身の事業戦略を再評価してみてください。</text:p>
      <text:p text:style-name="P3"/>
      <text:p text:style-name="P4">「AIによって10億ドル（約1600億円）規模の一人企業が生まれるだろう」 という2024年のサム・アルトマンの予言が今実現しました。 たった2人の従業員で、今年の売上予測が18億ドル（約2700億円）に達する見込みのスタートアップ「Medvi」が話題になっています。外部資金を一切入れず、100%創業者所有のままこの規模に到達しています。 ChatGPT、Claude、Grokでコードを書き、Midjourneyで画像生成、Runwayで動画広告。ElevenLabsで顧客対応の電話。カスタムAIエージェントで全体を統合。 半端ない時代が到来しました。 主なポイントを解説します<draw:frame draw:style-name="fr1" draw:name="画像2" text:anchor-type="as-char" svg:width="2cm" svg:height="1cm" draw:z-index="1"><draw:image xlink:href="https://abs-0.twimg.com/emoji/v2/svg/1f447.svg" xlink:type="simple" xlink:show="embed" xlink:actuate="onLoad"/><svg:title>👇</svg:title></draw:frame></text:p>
      <text:p text:style-name="P4"/>
      <text:p text:style-name="P4">1. AIによる限界費用の極小化とスケール コーディングやWeb開発、広告クリエイティブの制作、さらにはカスタマーサービスに至るまで、事業の根幹をAIが自律的に駆動しています。人間の従業員を増やすことなく、ソフトウェアの力だけで莫大な顧客対応を処理する極限の自動化が実現されています。</text:p>
      <text:p text:style-name="P4"/>
      <text:p text:style-name="P4"><text:soft-page-break/>2. 既存の巨大企業との異常な生産性比較 同じヘルスケア領域で売上24億ドルを誇る上場企業「Hims &amp; Hers」が2,442人の従業員を抱えているのに対し、Medviはわずか2人でそれに匹敵する経済規模を生み出しています。一人当たりの売上高という従来の経営指標が完全に崩壊するレベルの生産性格差です。 </text:p>
      <text:p text:style-name="P4"/>
      <text:p text:style-name="P4">3. 「資本」と「労働力」のデカップリング これまで、事業を急拡大するためにはVCからの巨額の資金調達と大規模な組織構築が不可欠でした。しかし、高度なAIツール群をオーケストレーションすることで、外部資本ゼロのままユニコーン企業を凌駕する収益を叩き出すことが可能になっています。 AIの進化により、ビジネスの成長において「人海戦術」や「巨額の資本」が必須条件ではなくなり、少数の起業家とAIによる超高効率なマイクロ企業が既存の産業構造を破壊しています。</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4T07:53:55.133051419</meta:creation-date>
    <dc:date>2026-04-04T07:57:00.165380046</dc:date>
    <meta:editing-duration>PT2M4S</meta:editing-duration>
    <meta:editing-cycles>2</meta:editing-cycles>
    <meta:generator>LibreOffice/26.2.2.2$Linux_X86_64 LibreOffice_project/620$Build-2</meta:generator>
    <meta:document-statistic meta:table-count="0" meta:image-count="2" meta:object-count="0" meta:page-count="2" meta:paragraph-count="10" meta:word-count="1414" meta:character-count="1617" meta:non-whitespace-character-count="1586"/>
  </office:meta>
</office:document-meta>
</file>